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6.47146451925765" calcext:value-type="float">
            <text:p>6,47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79214455377358" calcext:value-type="float">
            <text:p>9,79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6.26612666520815" calcext:value-type="float">
            <text:p>6,27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8.90602805915394" calcext:value-type="float">
            <text:p>8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15.1095729180452" calcext:value-type="float">
            <text:p>15,1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8.84344625283702" calcext:value-type="float">
            <text:p>8,84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9.06881724816779" calcext:value-type="float">
            <text:p>9,07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633237" calcext:value-type="float">
            <text:p>6332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3166185" calcext:value-type="float">
            <text:p>3166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104994780" calcext:value-type="float">
            <text:p>104994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d_wor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1021350" calcext:value-type="float">
            <text:p>102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1021350000" calcext:value-type="float">
            <text:p>102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10213500" calcext:value-type="float">
            <text:p>102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817080" calcext:value-type="float">
            <text:p>817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106220400" calcext:value-type="float">
            <text:p>10622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8170800" calcext:value-type="float">
            <text:p>817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33990528" calcext:value-type="float">
            <text:p>33990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849783627" calcext:value-type="float">
            <text:p>8497836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746075748" calcext:value-type="float">
            <text:p>7460757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379942200" calcext:value-type="float">
            <text:p>37994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75532994145536" calcext:value-type="float">
            <text:p>7,7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14298900" calcext:value-type="float">
            <text:p>1429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137146878" calcext:value-type="float">
            <text:p>1371468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14319327" calcext:value-type="float">
            <text:p>143193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91092640266572" calcext:value-type="float">
            <text:p>5,9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159330600" calcext:value-type="float">
            <text:p>15933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pd,rule</text:p>
          </table:table-cell>
          <table:table-cell office:value-type="float" office:value="1409463" calcext:value-type="float">
            <text:p>1409463</text:p>
          </table:table-cell>
          <table:table-cell office:value-type="float" office:value="10.0271042923378" calcext:value-type="float">
            <text:p>10,03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5.30783962103815" calcext:value-type="float">
            <text:p>5,3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6.10333747619429" calcext:value-type="float">
            <text:p>6,1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19630347" calcext:value-type="float">
            <text:p>196303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87427560" calcext:value-type="float">
            <text:p>87427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13277550" calcext:value-type="float">
            <text:p>1327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</table:table-row>
        <table:table-row table:style-name="ro2">
          <table:table-cell office:value-type="string" calcext:value-type="string">
            <text:p>rus_citi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24:52.4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8S</meta:editing-duration>
    <meta:editing-cycles>3</meta:editing-cycles>
    <meta:generator>LibreOffice/5.2.0.4$Windows_x86 LibreOffice_project/066b007f5ebcc236395c7d282ba488bca6720265</meta:generator>
    <dc:date>2016-08-13T19:25:58.860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